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Arial, 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79b77" officeooo:paragraph-rsid="00079b77"/>
    </style:style>
    <style:style style:name="P2" style:family="paragraph" style:parent-style-name="Standard">
      <style:text-properties style:font-name="Liberation Mono" officeooo:rsid="00080446" officeooo:paragraph-rsid="00080446"/>
    </style:style>
    <style:style style:name="P3" style:family="paragraph" style:parent-style-name="Standard" style:list-style-name="L2">
      <style:text-properties style:font-name="Liberation Mono" officeooo:rsid="000875df" officeooo:paragraph-rsid="000875df"/>
    </style:style>
    <style:style style:name="P4" style:family="paragraph" style:parent-style-name="Standard" style:list-style-name="L2">
      <style:text-properties style:font-name="Liberation Mono" officeooo:rsid="0009dead" officeooo:paragraph-rsid="0009dead"/>
    </style:style>
    <style:style style:name="P5" style:family="paragraph" style:parent-style-name="Standard">
      <style:text-properties style:font-name="Liberation Mono" officeooo:rsid="0009dead" officeooo:paragraph-rsid="0009dead"/>
    </style:style>
    <style:style style:name="P6" style:family="paragraph" style:parent-style-name="Standard">
      <style:text-properties style:font-name="Liberation Mono" officeooo:rsid="000a2a10" officeooo:paragraph-rsid="000a2a10"/>
    </style:style>
    <style:style style:name="P7" style:family="paragraph" style:parent-style-name="Standard">
      <style:text-properties style:font-name="Liberation Mono" fo:font-weight="normal" officeooo:rsid="000a2a10" officeooo:paragraph-rsid="000a2a10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0ba311" officeooo:paragraph-rsid="000ba311" style:font-weight-asian="normal" style:font-weight-complex="normal"/>
    </style:style>
    <style:style style:name="P9" style:family="paragraph" style:parent-style-name="Standard">
      <style:text-properties style:font-name="Liberation Mono" fo:font-weight="normal" officeooo:rsid="000ba311" officeooo:paragraph-rsid="000a2a10" style:font-weight-asian="normal" style:font-weight-complex="normal"/>
    </style:style>
    <style:style style:name="P10" style:family="paragraph" style:parent-style-name="Standard" style:list-style-name="L3">
      <style:text-properties style:font-name="Liberation Mono" fo:font-weight="normal" officeooo:rsid="000ba311" officeooo:paragraph-rsid="000ba311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0c427f" officeooo:paragraph-rsid="000c427f" style:font-weight-asian="normal" style:font-weight-complex="normal"/>
    </style:style>
    <style:style style:name="P12" style:family="paragraph" style:parent-style-name="Standard" style:list-style-name="L4">
      <style:text-properties style:font-name="Liberation Mono" fo:font-weight="normal" officeooo:rsid="000c427f" officeooo:paragraph-rsid="000c427f" style:font-weight-asian="normal" style:font-weight-complex="normal"/>
    </style:style>
    <style:style style:name="P13" style:family="paragraph" style:parent-style-name="Standard" style:list-style-name="L4">
      <style:text-properties style:font-name="Liberation Mono" fo:font-weight="normal" officeooo:rsid="000f461b" officeooo:paragraph-rsid="000f461b" style:font-weight-asian="normal" style:font-weight-complex="normal"/>
    </style:style>
    <style:style style:name="P14" style:family="paragraph" style:parent-style-name="Standard" style:list-style-name="L13">
      <style:text-properties style:font-name="Liberation Mono" fo:font-size="12pt" officeooo:rsid="00242ab7" officeooo:paragraph-rsid="00242ab7"/>
    </style:style>
    <style:style style:name="P15" style:family="paragraph" style:parent-style-name="Standard" style:list-style-name="L13">
      <style:text-properties style:font-name="Liberation Mono" fo:font-size="12pt" officeooo:rsid="0025eeb1" officeooo:paragraph-rsid="0025eeb1"/>
    </style:style>
    <style:style style:name="P16" style:family="paragraph" style:parent-style-name="Standard" style:list-style-name="L1">
      <style:text-properties officeooo:paragraph-rsid="00080446"/>
    </style:style>
    <style:style style:name="P17" style:family="paragraph" style:parent-style-name="Standard" style:list-style-name="L1">
      <style:text-properties officeooo:rsid="00080446" officeooo:paragraph-rsid="00080446"/>
    </style:style>
    <style:style style:name="P18" style:family="paragraph" style:parent-style-name="Standard">
      <style:text-properties officeooo:rsid="00080446" officeooo:paragraph-rsid="00080446"/>
    </style:style>
    <style:style style:name="P19" style:family="paragraph" style:parent-style-name="Standard" style:list-style-name="L2">
      <style:text-properties officeooo:rsid="00080446" officeooo:paragraph-rsid="00080446"/>
    </style:style>
    <style:style style:name="P20" style:family="paragraph" style:parent-style-name="Standard" style:list-style-name="L2">
      <style:text-properties officeooo:rsid="000875df" officeooo:paragraph-rsid="000875df"/>
    </style:style>
    <style:style style:name="P21" style:family="paragraph" style:parent-style-name="Standard">
      <style:text-properties officeooo:paragraph-rsid="000a2a10"/>
    </style:style>
    <style:style style:name="P22" style:family="paragraph" style:parent-style-name="Standard">
      <style:text-properties officeooo:paragraph-rsid="000e044f"/>
    </style:style>
    <style:style style:name="P23" style:family="paragraph" style:parent-style-name="Standard" style:list-style-name="L6">
      <style:text-properties officeooo:rsid="000f461b" officeooo:paragraph-rsid="000f461b"/>
    </style:style>
    <style:style style:name="P24" style:family="paragraph" style:parent-style-name="Standard">
      <style:text-properties officeooo:rsid="000f461b" officeooo:paragraph-rsid="000f461b"/>
    </style:style>
    <style:style style:name="P25" style:family="paragraph" style:parent-style-name="Standard">
      <style:text-properties officeooo:rsid="00104f3d" officeooo:paragraph-rsid="00104f3d"/>
    </style:style>
    <style:style style:name="P26" style:family="paragraph" style:parent-style-name="Standard">
      <style:text-properties officeooo:rsid="0010a740" officeooo:paragraph-rsid="0010a740"/>
    </style:style>
    <style:style style:name="P27" style:family="paragraph" style:parent-style-name="Standard">
      <style:text-properties officeooo:rsid="00124eeb" officeooo:paragraph-rsid="00124eeb"/>
    </style:style>
    <style:style style:name="P28" style:family="paragraph" style:parent-style-name="Standard">
      <style:text-properties officeooo:paragraph-rsid="00124eeb"/>
    </style:style>
    <style:style style:name="P29" style:family="paragraph" style:parent-style-name="Standard">
      <style:text-properties officeooo:rsid="0013e46d" officeooo:paragraph-rsid="0013e46d"/>
    </style:style>
    <style:style style:name="P30" style:family="paragraph" style:parent-style-name="Standard">
      <style:text-properties officeooo:rsid="00147962" officeooo:paragraph-rsid="00147962"/>
    </style:style>
    <style:style style:name="P31" style:family="paragraph" style:parent-style-name="Standard">
      <style:text-properties fo:font-size="18pt" officeooo:rsid="00147962" officeooo:paragraph-rsid="00147962"/>
    </style:style>
    <style:style style:name="P32" style:family="paragraph" style:parent-style-name="Standard">
      <style:text-properties fo:font-size="12pt" officeooo:rsid="0016123a" officeooo:paragraph-rsid="0016123a"/>
    </style:style>
    <style:style style:name="P33" style:family="paragraph" style:parent-style-name="Standard" style:list-style-name="L7">
      <style:text-properties fo:font-size="12pt" officeooo:rsid="0016123a" officeooo:paragraph-rsid="0016123a"/>
    </style:style>
    <style:style style:name="P34" style:family="paragraph" style:parent-style-name="Standard" style:list-style-name="L8">
      <style:text-properties fo:font-size="12pt" officeooo:rsid="00170e78" officeooo:paragraph-rsid="00170e78"/>
    </style:style>
    <style:style style:name="P35" style:family="paragraph" style:parent-style-name="Standard" style:list-style-name="L8">
      <style:text-properties fo:font-size="12pt" officeooo:rsid="00176e9f" officeooo:paragraph-rsid="00176e9f"/>
    </style:style>
    <style:style style:name="P36" style:family="paragraph" style:parent-style-name="Standard">
      <style:text-properties fo:font-size="12pt" officeooo:rsid="00176e9f" officeooo:paragraph-rsid="00176e9f"/>
    </style:style>
    <style:style style:name="P37" style:family="paragraph" style:parent-style-name="Standard">
      <style:text-properties fo:font-size="12pt" officeooo:rsid="00194052" officeooo:paragraph-rsid="00194052"/>
    </style:style>
    <style:style style:name="P38" style:family="paragraph" style:parent-style-name="Standard" style:list-style-name="L9">
      <style:text-properties fo:font-size="12pt" officeooo:rsid="00194052" officeooo:paragraph-rsid="00194052"/>
    </style:style>
    <style:style style:name="P39" style:family="paragraph" style:parent-style-name="Standard">
      <style:text-properties fo:font-size="12pt" officeooo:rsid="001a8547" officeooo:paragraph-rsid="001a8547"/>
    </style:style>
    <style:style style:name="P40" style:family="paragraph" style:parent-style-name="Standard" style:list-style-name="L10">
      <style:text-properties fo:font-size="12pt" officeooo:rsid="001bcb12" officeooo:paragraph-rsid="001bcb12"/>
    </style:style>
    <style:style style:name="P41" style:family="paragraph" style:parent-style-name="Standard">
      <style:text-properties fo:font-size="12pt" officeooo:rsid="001bcb12" officeooo:paragraph-rsid="001bcb12"/>
    </style:style>
    <style:style style:name="P42" style:family="paragraph" style:parent-style-name="Standard">
      <style:text-properties fo:font-size="12pt" officeooo:rsid="001e4c71" officeooo:paragraph-rsid="001e4c71"/>
    </style:style>
    <style:style style:name="P43" style:family="paragraph" style:parent-style-name="Standard" style:list-style-name="L11">
      <style:text-properties fo:font-size="12pt" officeooo:rsid="001e4c71" officeooo:paragraph-rsid="001e4c71"/>
    </style:style>
    <style:style style:name="P44" style:family="paragraph" style:parent-style-name="Standard" style:list-style-name="L12">
      <style:text-properties fo:font-size="12pt" officeooo:rsid="001e4c71" officeooo:paragraph-rsid="001e4c71"/>
    </style:style>
    <style:style style:name="P45" style:family="paragraph" style:parent-style-name="Standard" style:list-style-name="L12">
      <style:text-properties fo:font-size="12pt" officeooo:rsid="001fb1a2" officeooo:paragraph-rsid="001fb1a2"/>
    </style:style>
    <style:style style:name="P46" style:family="paragraph" style:parent-style-name="Standard" style:list-style-name="L12">
      <style:text-properties fo:font-size="12pt" officeooo:rsid="001fb1a2" officeooo:paragraph-rsid="0020475a"/>
    </style:style>
    <style:style style:name="P47" style:family="paragraph" style:parent-style-name="Standard">
      <style:text-properties fo:font-size="12pt" officeooo:rsid="001fb1a2" officeooo:paragraph-rsid="001fb1a2"/>
    </style:style>
    <style:style style:name="P48" style:family="paragraph" style:parent-style-name="Standard" style:list-style-name="L12">
      <style:text-properties fo:font-size="12pt" officeooo:rsid="0020475a" officeooo:paragraph-rsid="0020475a"/>
    </style:style>
    <style:style style:name="P49" style:family="paragraph" style:parent-style-name="Standard">
      <style:text-properties fo:font-size="12pt" officeooo:rsid="002224f4" officeooo:paragraph-rsid="002224f4"/>
    </style:style>
    <style:style style:name="P50" style:family="paragraph" style:parent-style-name="Standard" style:list-style-name="L13">
      <style:text-properties fo:font-size="12pt" officeooo:rsid="002224f4" officeooo:paragraph-rsid="002224f4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080446"/>
    </style:style>
    <style:style style:name="T3" style:family="text">
      <style:text-properties style:font-name="Liberation Mono" officeooo:rsid="000a2a10"/>
    </style:style>
    <style:style style:name="T4" style:family="text">
      <style:text-properties style:font-name="Liberation Mono" fo:font-weight="normal" style:font-weight-asian="normal" style:font-weight-complex="normal"/>
    </style:style>
    <style:style style:name="T5" style:family="text">
      <style:text-properties style:font-name="Liberation Mono" fo:font-weight="normal" officeooo:rsid="000e044f" style:font-weight-asian="normal" style:font-weight-complex="normal"/>
    </style:style>
    <style:style style:name="T6" style:family="text">
      <style:text-properties style:font-name="Liberation Mono" fo:font-weight="normal" officeooo:rsid="000f461b" style:font-weight-asian="normal" style:font-weight-complex="normal"/>
    </style:style>
    <style:style style:name="T7" style:family="text">
      <style:text-properties style:font-name="Liberation Mono" fo:font-weight="normal" officeooo:rsid="0020475a" style:font-weight-asian="normal" style:font-weight-complex="normal"/>
    </style:style>
    <style:style style:name="T8" style:family="text">
      <style:text-properties style:font-name="Liberation Mono" fo:font-weight="normal" officeooo:rsid="002224f4" style:font-weight-asian="normal" style:font-weight-complex="normal"/>
    </style:style>
    <style:style style:name="T9" style:family="text">
      <style:text-properties style:font-name="Liberation Mono" officeooo:rsid="00124eeb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 Best Practices: Jason Turner</text:p>
      <text:p text:style-name="P1"/>
      <text:p text:style-name="P21"><text:a xlink:type="simple" xlink:href="https://isocpp.org/" text:style-name="Internet_20_link" text:visited-style-name="Visited_20_Internet_20_Link"><text:span text:style-name="T3">https://isocpp.org/</text:span></text:a></text:p>
      <text:p text:style-name="P21"/>
      <text:p text:style-name="P28"><text:a xlink:type="simple" xlink:href="https://github.com/lefticus/cppbestpractices/blob/master/00-Table_of_Contents.md" text:style-name="Internet_20_link" text:visited-style-name="Visited_20_Internet_20_Link"><text:span text:style-name="T9">cppbestpractices.com</text:span></text:a></text:p>
      <text:p text:style-name="P1"/>
      <text:p text:style-name="P2">Core Guideline Enforcement Tools:</text:p>
      <text:list xml:id="list2740963408442730279" text:style-name="L1">
        <text:list-item>
          <text:p text:style-name="P16"><text:span text:style-name="T2">CppCoreChecker</text:span></text:p>
        </text:list-item>
        <text:list-item>
          <text:p text:style-name="P17"><text:span text:style-name="T1">clang-tidy</text:span></text:p>
        </text:list-item>
      </text:list>
      <text:p text:style-name="P18"><text:span text:style-name="T1"/></text:p>
      <text:p text:style-name="P18"><text:span text:style-name="T1">Optimization:</text:span></text:p>
      <text:list xml:id="list85622823565117626" text:style-name="L2">
        <text:list-item>
          <text:p text:style-name="P19"><text:span text:style-name="T1">“Premature optimization is the root of all evil (or at least most of it) in programming.” - Donald Knuth</text:span></text:p>
        </text:list-item>
        <text:list-item>
          <text:p text:style-name="P20"><text:span text:style-name="T1">Moving a return value out of a function breaks RVO (return value optimization)</text:span></text:p>
          <text:list>
            <text:list-item>
              <text:p text:style-name="P3">Copy elision (or Copy omission) is a compiler optimization technique that avoids unnecessary copying of objects. Very similar to RVO</text:p>
            </text:list-item>
          </text:list>
        </text:list-item>
        <text:list-item>
          <text:p text:style-name="P4">As-If Rule: The compiler is allowed to do anything it wants and optimize however it can as long as it produces the same result “as-if” it just ran the code it was given. </text:p>
        </text:list-item>
      </text:list>
      <text:p text:style-name="P5"/>
      <text:p text:style-name="P6">Undefined Behavior: <text:span text:style-name="T10">DON’T</text:span></text:p>
      <text:p text:style-name="P9"/>
      <text:p text:style-name="P8">Never declare a variable until you have a use for it. </text:p>
      <text:list xml:id="list4644259411460535953" text:style-name="L3">
        <text:list-item>
          <text:p text:style-name="P10">Always prefer to make variables const and only create them when you need them. No group creating variables at the top of a function.</text:p>
        </text:list-item>
        <text:list-item>
          <text:p text:style-name="P10">Don’t declare a variable if you don’t need it. I.E. declare a short vector inside a range-based for loop rather than declaring the vector ahead of time. </text:p>
          <text:list>
            <text:list-item>
              <text:p text:style-name="P10">Reduces compiled code size.</text:p>
            </text:list-item>
          </text:list>
        </text:list-item>
      </text:list>
      <text:p text:style-name="P8"/>
      <text:p text:style-name="P11">Use const as much as possible</text:p>
      <text:list xml:id="list4268492998163251520" text:style-name="L4">
        <text:list-item>
          <text:p text:style-name="P12">Enhances the clarity and readability of your code.</text:p>
        </text:list-item>
        <text:list-item>
          <text:p text:style-name="P12">The compiler will enforce const for you. </text:p>
        </text:list-item>
        <text:list-item>
          <text:p text:style-name="P13">Don’t ever cast away const, just don’t. Doing so invokes undefined behavior. </text:p>
        </text:list-item>
      </text:list>
      <text:p text:style-name="P7"/>
      <text:p text:style-name="P22"><text:span text:style-name="T5">Use member </text:span><text:span text:style-name="T6">initializer lists</text:span></text:p>
      <text:list xml:id="list4564953366124792291" text:style-name="L6">
        <text:list-item>
          <text:p text:style-name="P23"><text:span text:style-name="T4">Prefer in-class initializers.</text:span></text:p>
        </text:list-item>
      </text:list>
      <text:p text:style-name="P24"><text:span text:style-name="T4"/></text:p>
      <text:p text:style-name="P25"><text:span text:style-name="T4">In Interfaces, User Raw Pointers to Denote Single (Optional) Objects Only (R.2)</text:span></text:p>
      <text:p text:style-name="P25"><text:span text:style-name="T4"/></text:p>
      <text:p text:style-name="P26"><text:span text:style-name="T4">ChaiScript plug…</text:span></text:p>
      <text:p text:style-name="P26"><text:span text:style-name="T4"/></text:p>
      <text:p text:style-name="P27"><text:soft-page-break/><text:span text:style-name="T4">If you know the size of a collection you should almost always prefer std::array instead of std::vector (cpp17)</text:span></text:p>
      <text:p text:style-name="P27"><text:span text:style-name="T4"/></text:p>
      <text:p text:style-name="P29"><text:span text:style-name="T4">A string literal passed as a parameter to a function is guaranteed to survive for the entire lifetime of the application.</text:span></text:p>
      <text:p text:style-name="P29"><text:span text:style-name="T4"/></text:p>
      <text:p text:style-name="P29"><text:span text:style-name="T4">Guideline Support Library ‘span’ class is similar to string_view for arrays. Neat!</text:span></text:p>
      <text:p text:style-name="P29"><text:span text:style-name="T4"/></text:p>
      <text:p text:style-name="P30"><text:span text:style-name="T4">Watch C++ Weekly episode called “why you can’t move from const”</text:span></text:p>
      <text:p text:style-name="P30"><text:span text:style-name="T4"/></text:p>
      <text:p text:style-name="P31"><text:span text:style-name="T4">STD::MOVE DOESN’T MOVE ANYTHING, IT CASTS</text:span></text:p>
      <text:p text:style-name="P31"><text:span text:style-name="T4"/></text:p>
      <text:p text:style-name="P32"><text:span text:style-name="T4">Constructors that are created for you:</text:span></text:p>
      <text:list xml:id="list3490202111944523786" text:style-name="L7">
        <text:list-item>
          <text:p text:style-name="P33"><text:span text:style-name="T4">Default</text:span></text:p>
        </text:list-item>
        <text:list-item>
          <text:p text:style-name="P33"><text:span text:style-name="T4">Copy</text:span></text:p>
        </text:list-item>
        <text:list-item>
          <text:p text:style-name="P33"><text:span text:style-name="T4">Move</text:span></text:p>
        </text:list-item>
        <text:list-item>
          <text:p text:style-name="P33"><text:span text:style-name="T4">Copy assignment</text:span></text:p>
        </text:list-item>
        <text:list-item>
          <text:p text:style-name="P33"><text:span text:style-name="T4">Move assignment</text:span></text:p>
        </text:list-item>
        <text:list-item>
          <text:p text:style-name="P33"><text:span text:style-name="T4">Destructor</text:span></text:p>
        </text:list-item>
      </text:list>
      <text:p text:style-name="P32"><text:span text:style-name="T4">Copy/move constructor/assignment and destructor all interact with each other</text:span></text:p>
      <text:p text:style-name="P32"><text:span text:style-name="T4"/></text:p>
      <text:p text:style-name="P32"><text:span text:style-name="T4">Avoid empty destructor (run slide 26.4 on godbolt with and without the destructor)</text:span></text:p>
      <text:list xml:id="list3481059327129927163" text:style-name="L8">
        <text:list-item>
          <text:p text:style-name="P34"><text:span text:style-name="T4">If you are managing a resource(‘new’), always define ‘default’ or ‘delete’ for all special functions</text:span></text:p>
        </text:list-item>
        <text:list-item>
          <text:p text:style-name="P35"><text:span text:style-name="T4">Rule of Zero</text:span></text:p>
        </text:list-item>
      </text:list>
      <text:p text:style-name="P36"><text:span text:style-name="T4"/></text:p>
      <text:p text:style-name="P37"><text:span text:style-name="T4">Prefer stack objects:</text:span></text:p>
      <text:list xml:id="list8535911066333565848" text:style-name="L9">
        <text:list-item>
          <text:p text:style-name="P38"><text:span text:style-name="T4">Prefer scope managed objects</text:span></text:p>
        </text:list-item>
        <text:list-item>
          <text:p text:style-name="P38"><text:span text:style-name="T4">Prefer stack based objects</text:span></text:p>
        </text:list-item>
        <text:list-item>
          <text:p text:style-name="P38"><text:span text:style-name="T4">Use the tools available – heap profilers</text:span></text:p>
        </text:list-item>
      </text:list>
      <text:p text:style-name="P37"><text:span text:style-name="T4"/></text:p>
      <text:p text:style-name="P39"><text:span text:style-name="T4">Avoid Automatic Conversions</text:span></text:p>
      <text:list xml:id="list4510228510760678475" text:style-name="L10">
        <text:list-item>
          <text:p text:style-name="P40"><text:span text:style-name="T4">Mark signal parameter constructors ‘explicit’, this will avoid automatic conversions.</text:span></text:p>
        </text:list-item>
        <text:list-item>
          <text:p text:style-name="P40"><text:span text:style-name="T4">Mark conversion operators ‘explicit’</text:span></text:p>
        </text:list-item>
      </text:list>
      <text:p text:style-name="P41"><text:span text:style-name="T4"/></text:p>
      <text:p text:style-name="P42"><text:span text:style-name="T4">Use Initializer Lists For Literal Values Only</text:span></text:p>
      <text:list xml:id="list5896186353842123949" text:style-name="L11">
        <text:list-item>
          <text:p text:style-name="P43"><text:span text:style-name="T4">I.E. don’t try to use initializer lists for things that expensive to copy like std::shared_ptr and the like.</text:span></text:p>
        </text:list-item>
      </text:list>
      <text:p text:style-name="P42"><text:span text:style-name="T4"/></text:p>
      <text:p text:style-name="P42"><text:span text:style-name="T4">Understand the standard containers</text:span></text:p>
      <text:list xml:id="list4833472771691104901" text:style-name="L12">
        <text:list-item>
          <text:p text:style-name="P44"><text:span text:style-name="T4">ALL containers are a thing that can be accessed by iterators.</text:span></text:p>
        </text:list-item>
        <text:list-item>
          <text:p text:style-name="P44"><text:span text:style-name="T4">Associative Containers:</text:span></text:p>
          <text:list>
            <text:list-item>
              <text:p text:style-name="P45"><text:soft-page-break/><text:span text:style-name="T4">Containers with keys that can be strictly ordered, by default they are ordered by std::less</text:span></text:p>
              <text:list>
                <text:list-item>
                  <text:p text:style-name="P45"><text:span text:style-name="T4">std::map</text:span></text:p>
                </text:list-item>
                <text:list-item>
                  <text:p text:style-name="P45"><text:span text:style-name="T4">std::multi_map</text:span></text:p>
                </text:list-item>
                <text:list-item>
                  <text:p text:style-name="P45"><text:span text:style-name="T4">std::set</text:span></text:p>
                </text:list-item>
                <text:list-item>
                  <text:p text:style-name="P45"><text:span text:style-name="T4">std::multi_set</text:span></text:p>
                </text:list-item>
              </text:list>
            </text:list-item>
            <text:list-item>
              <text:p text:style-name="P45"><text:span text:style-name="T4">Unordered associative containers – keys can be hashed and compared for equality.</text:span></text:p>
              <text:list>
                <text:list-item>
                  <text:p text:style-name="P45"><text:span text:style-name="T4">std::unordered_map</text:span></text:p>
                </text:list-item>
                <text:list-item>
                  <text:p text:style-name="P45"><text:span text:style-name="T4">std::unordered_multi_map</text:span></text:p>
                </text:list-item>
                <text:list-item>
                  <text:p text:style-name="P45"><text:span text:style-name="T4">std::unordered_set</text:span></text:p>
                </text:list-item>
                <text:list-item>
                  <text:p text:style-name="P45"><text:span text:style-name="T4">std::unordered_multi_set</text:span></text:p>
                </text:list-item>
              </text:list>
            </text:list-item>
            <text:list-item>
              <text:p text:style-name="P45"><text:span text:style-name="T4">Sequence Containers – containers where the order of insertion determines the order in the container.</text:span></text:p>
              <text:list>
                <text:list-item>
                  <text:p text:style-name="P45"><text:span text:style-name="T4">std::basic_string</text:span></text:p>
                </text:list-item>
                <text:list-item>
                  <text:p text:style-name="P45"><text:span text:style-name="T4">std::array</text:span></text:p>
                </text:list-item>
                <text:list-item>
                  <text:p text:style-name="P45"><text:span text:style-name="T4">std::vector</text:span></text:p>
                </text:list-item>
                <text:list-item>
                  <text:p text:style-name="P45"><text:span text:style-name="T4">std::deque</text:span></text:p>
                </text:list-item>
                <text:list-item>
                  <text:p text:style-name="P45"><text:span text:style-name="T4">std::forward_list</text:span></text:p>
                </text:list-item>
                <text:list-item>
                  <text:p text:style-name="P45"><text:span text:style-name="T4">std::list</text:span></text:p>
                </text:list-item>
              </text:list>
            </text:list-item>
            <text:list-item>
              <text:p text:style-name="P45"><text:span text:style-name="T4">Contiguous Containers – Containers that store their data in contiguous memory. These should be your default choice, in this order, unless you need the particular behavior of one of the associative containers. </text:span></text:p>
              <text:list>
                <text:list-item>
                  <text:p text:style-name="P45"><text:span text:style-name="T4">std::array</text:span></text:p>
                  <text:list>
                    <text:list-item>
                      <text:p text:style-name="P48"><text:span text:style-name="T4">stack-based container of fixed size. Very optimizable</text:span></text:p>
                    </text:list-item>
                  </text:list>
                </text:list-item>
                <text:list-item>
                  <text:p text:style-name="P46"><text:span text:style-name="T4">std::vector</text:span></text:p>
                  <text:list>
                    <text:list-item>
                      <text:p text:style-name="P48"><text:span text:style-name="T4">heap-based container of variable size. Very low overhead except for dynamic allocations.</text:span></text:p>
                    </text:list-item>
                    <text:list-item>
                      <text:p text:style-name="P48"><text:span text:style-name="T4">Vectors grow dynamically very quickly. Often allocating much more memory than necessary.</text:span></text:p>
                      <text:list>
                        <text:list-item>
                          <text:p text:style-name="P48"><text:span text:style-name="T4">Can use .reserve() to pre-define how much space you need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5"><text:span text:style-name="T4">std::basic_string – </text:span><text:span text:style-name="T7">can be used to hold anything. std::basic_string&lt;int&gt; totally works. It will also perform small string optimization even when the basic_string isn’t holding characters. </text:span><text:span text:style-name="T8">What the hell.</text:span></text:p>
                </text:list-item>
              </text:list>
            </text:list-item>
          </text:list>
        </text:list-item>
      </text:list>
      <text:p text:style-name="P47"><text:span text:style-name="T4"/></text:p>
      <text:p text:style-name="P47"><text:span text:style-name="T4"/></text:p>
      <text:p text:style-name="P47"><text:span text:style-name="T4">std::vector of bool – acts completely different from any other vector. Because vector&lt;bool&gt; holds bits instead of bools, it can’t return a bool&amp; from its indexing operator or iterator dereference. This can play havoc on quite innocent looking generic code.</text:span></text:p>
      <text:p text:style-name="P32"><text:span text:style-name="T4"/></text:p>
      <text:p text:style-name="P49"><text:span text:style-name="T4"/></text:p>
      <text:p text:style-name="P49"><text:span text:style-name="T4"/></text:p>
      <text:p text:style-name="P49"><text:span text:style-name="T4"/></text:p>
      <text:p text:style-name="P49"><text:soft-page-break/><text:span text:style-name="T4">Prefer ‘constexpr’ over ‘static const’</text:span></text:p>
      <text:list xml:id="list9088422937655786813" text:style-name="L13">
        <text:list-item>
          <text:p text:style-name="P50"><text:span text:style-name="T4">constexpr says “this is something that can be evaluated at compile time, but it doesn’t have to be”</text:span></text:p>
        </text:list-item>
        <text:list-item>
          <text:p text:style-name="P14">Things with a defined destructor cannot be constexpr.</text:p>
        </text:list-item>
        <text:list-item>
          <text:p text:style-name="P15">Avoid static access const, avoid runtime initialization cost by using constexpr.</text:p>
        </text:list-item>
        <text:list-item>
          <text:p text:style-name="P15">constexpr implies const-ness</text:p>
        </text:list-item>
        <text:list-item>
          <text:p text:style-name="P15">Put constexpr stuff in global/namespaced scope for maximum optimization. GCC will reinitialize constexpr that are inside a function every time that function is entered. 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Arial, 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09:01:03.062005730</meta:creation-date>
    <dc:date>2017-09-30T16:53:10.692688582</dc:date>
    <meta:editing-duration>PT2H3M1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4" meta:paragraph-count="85" meta:word-count="743" meta:character-count="4653" meta:non-whitespace-character-count="4041"/>
  </office:meta>
</office:document-meta>
</file>